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D0000015652F739F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3cm" svg:height="20.5cm" svg:x="0.3cm" svg:y="0.3cm">
          <draw:image xlink:href="Pictures/10000000000001CD0000015652F739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0T18:45:44</meta:creation-date>
    <dc:date>2013-02-10T20:13:04</dc:date>
    <dc:creator>Jeff Gomes</dc:creator>
    <meta:editing-duration>PT51M53S</meta:editing-duration>
    <meta:editing-cycles>1</meta:editing-cycles>
    <meta:document-statistic meta:object-count="24"/>
    <meta:generator>LibreOffice/3.5$Linux_X86_64 LibreOffice_project/350m1$Build-2</meta:generator>
  </office:meta>
</office:document-meta>
</file>